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7"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28"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9"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0"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1"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officeooo:rsid="03407d13"/>
    </style:style>
    <style:style style:name="T25" style:family="text">
      <style:text-properties officeooo:rsid="033d8f7e"/>
    </style:style>
    <style:style style:name="T26" style:family="text">
      <style:text-properties officeooo:rsid="034355df"/>
    </style:style>
    <style:style style:name="T27" style:family="text">
      <style:text-properties officeooo:rsid="0343e7b8"/>
    </style:style>
    <style:style style:name="T28" style:family="text">
      <style:text-properties officeooo:rsid="0344ed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5"/></text:p>
      <text:p text:style-name="P12"><text:span text:style-name="T5"/></text:p>
      <text:p text:style-name="P12"><text:span text:style-name="T5"/></text:p>
      <text:p text:style-name="P12"><text:span text:style-name="T5"/></text:p>
      <text:p text:style-name="P28"><text:span text:style-name="T5">T</text:span><text:span text:style-name="T4">he Epic of the Lovely Hot Starving</text:span></text:p>
      <text:p text:style-name="P28"><text:span text:style-name="T4">or</text:span></text:p>
      <text:p text:style-name="P28"><text:span text:style-name="T4">Holy Ghost Tent Revival</text:span></text:p>
      <text:p text:style-name="P28"><text:span text:style-name="T4">. . .</text:span></text:p>
      <text:p text:style-name="P28"><text:span text:style-name="T4">James Ross Montsinger</text:span></text:p>
      <text:p text:style-name="P30"><text:span text:style-name="T13">Draft</text:span><text:span text:style-name="T11"> 1.3</text:span></text:p>
      <text:p text:style-name="P29"><text:span text:style-name="T4">Started 11/4/24</text:span></text:p>
      <text:p text:style-name="P29"><text:span text:style-name="T4">De-fictionalized 11/5</text:span></text:p>
      <text:p text:style-name="P29"><text:span text:style-name="T4">Forked into 1.3 11/6</text:span></text:p>
      <text:p text:style-name="P29"><text:span text:style-name="T4"/></text:p>
      <text:p text:style-name="P29"><text:span text:style-name="T4">After a few slightly fictitious pages, this draft becomes mostly notes to myself, hopefully including every major detail/character from Holy Ghost Tent Revival/my life, starting with college and extending to the present day.</text:span></text:p>
      <text:p text:style-name="P31"><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4">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4">Stephen Murray</text:span>. “I was afraid you were a loser come to tell us to shut up.”</text:p>
      <text:p text:style-name="P2"><text:s text:c="3"/>“Uh, no,” I said. “I like music! I'm a drummer, actually.”</text:p>
      <text:p text:style-name="P2"><text:s text:c="3"/>“Nice,” said <text:span text:style-name="T24">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4">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4">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4">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4">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4">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3"/>
      <text:p text:style-name="P24">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3">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5">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and an amp everywhere we went; we liked it.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text:p>
      <text:p text:style-name="P18"/>
      <text:p text:style-name="P20">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20"><text:s text:c="3"/>I stayed in that house for the rest of the month and then moved to a tiny room in a house on Market <text:soft-page-break/>Street. I 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21"><text:s text:c="3"/>The system the band had set up was that we would each receive $400 a month, which covered my rent, but I stopped being disciplined enough <text:span text:style-name="T26">to actually pay my rent and was spending it at the coffee shop instead. Don Cato my landlord was cool the first couple times I fell behind on payments, but after three months he called me and threatened that I better have his money by the next day. We were in Philly at the time recording Right State of Mind.</text:span></text:p>
      <text:p text:style-name="P21"><text:s text:c="3"/><text:span text:style-name="T26">But before all that happened:</text:span></text:p>
      <text:p text:style-name="P20"><text:s text:c="3"/>Matt moved to Abingdon to be with his girlfriend Hannah, who he had met when we were playing at a bookstore in Kentucky; her theater troup was on tour and performing in the same city. Kevin moved to Asheville to be with his girlfriend Alyse, Steve’s <text:soft-page-break/>friend from high school who Kevin had met at Shakori Hills.</text:p>
      <text:p text:style-name="P20"><text:s text:c="3"/><text:span text:style-name="T26">After having secret conversations with Jaime Coggins, we decided to hire Stephanie Mirabelli.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22"><text:s text:c="3"/><text:span text:style-name="T26">That album was a lot better than Sweat Like The Old Days, and I had just started a fresh journal, so I should have thorough documentation. She also reccomended we hire a tour manager, </text:span><text:span text:style-name="T27">which was Jason Mencer from Now You See Them. With proper interviewing, they could easily make up a whole book, but should at least be a chapter.</text:span></text:p>
      <text:p text:style-name="P22"><text:span text:style-name="T27"><text:s text:c="3"/>Jason, Shane and Dulci met in New York City at some open mics. They moved to Hawaii together and then Australia, got deported, moved to Asheville, where Holy Ghost had had a tough time breaking in. </text:span><text:soft-page-break/><text:span text:style-name="T27">We had something like two bland shows at Papa Mojo’s, and two or three at the Westville Pub, none of which seemed to gain any traction. But, when we were living at Buffalo Street, there ended up being some sort of night of music at Cafe Europa with them and maybe Pearl and the Beard.</text:span></text:p>
      <text:p text:style-name="P22"><text:s text:c="3"/><text:span text:style-name="T27">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22"><text:s text:c="3"/><text:span text:style-name="T28">Whether we recorded the album or added Jason first, I’m not sure, but we came home and immediately had to go on a long tour. Charlie borrowed his dad’s truck and helped me move all my stuff to On Pop of the World, Randy’s newish studio in Greensboro. (What’s that neighborhood called?)</text:span></text:p>
      <text:p text:style-name="P22"><text:s text:c="3"/><text:span text:style-name="T28">I loved playing music there but was afraid about the possibility of living there. I got the </text:span><text:soft-page-break/><text:span text:style-name="T28">impression that the people who frequented Randy’s studio were into drugs heavier than Holy Ghost was, so I made some effort to look for housing on Craigslist while on tour. On the way home, though, Stephen asked if I could stay at their house on Chestnut for 10 days and look after their dogs. I agreed, swearing to he and Stephanie I would find permanent housing as soon as I could, but Stephanie soon encouraged me to stay, that I was a calming presence they needed in the house.</text:span></text:p>
      <text:p text:style-name="P22"><text:s text:c="3"/><text:span text:style-name="T28">I took up a love for walking around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4</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6T17:37:52.998599102</dc:date>
    <meta:editing-duration>P63DT20H57M9S</meta:editing-duration>
    <meta:editing-cycles>696</meta:editing-cycles>
    <meta:generator>LibreOffice/24.2.5.2$MacOSX_X86_64 LibreOffice_project/bffef4ea93e59bebbeaf7f431bb02b1a39ee8a59</meta:generator>
    <meta:print-date>2024-11-06T15:31:10.506789391</meta:print-date>
    <meta:document-statistic meta:table-count="0" meta:image-count="0" meta:object-count="0" meta:page-count="26" meta:paragraph-count="96" meta:word-count="4288" meta:character-count="23449" meta:non-whitespace-character-count="19053"/>
  </office:meta>
</office:document-meta>
</file>